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3" style:family="table-cell" style:parent-style-name="Default">
      <style:table-cell-properties fo:border="0.99pt ridge #000000"/>
    </style:style>
    <style:style style:name="ce4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5" style:family="table-cell" style:parent-style-name="Default">
      <style:table-cell-properties fo:border-bottom="0.99pt ridge #000000" fo:border-left="0.99pt ridge #000000" fo:border-right="none" fo:border-top="0.99pt ridge #000000"/>
    </style:style>
    <style:style style:name="ce6" style:family="table-cell" style:parent-style-name="Default">
      <style:table-cell-properties style:text-align-source="fix" style:repeat-content="false" fo:border="0.99pt ridge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</style:style>
    <style:style style:name="ce9" style:family="table-cell" style:parent-style-name="Default">
      <style:table-cell-properties fo:border="0.99pt dotted #000000"/>
    </style:style>
    <style:style style:name="ce10" style:family="table-cell" style:parent-style-name="Default">
      <style:table-cell-properties fo:background-color="#66ccff" fo:border="0.99pt ridge #000000"/>
    </style:style>
    <style:style style:name="ce11" style:family="table-cell" style:parent-style-name="Default" style:data-style-name="N113">
      <style:table-cell-properties fo:background-color="#66ccff" fo:border="0.99pt ridge #000000"/>
    </style:style>
    <style:style style:name="ce12" style:family="table-cell" style:parent-style-name="Default" style:data-style-name="N11">
      <style:table-cell-properties fo:background-color="#99ffff" fo:border="0.06pt solid #000000"/>
    </style:style>
    <style:style style:name="ce13" style:family="table-cell" style:parent-style-name="Default">
      <style:table-cell-properties fo:background-color="#99ffff" fo:border="0.06pt solid #000000"/>
    </style:style>
    <style:style style:name="ce14" style:family="table-cell" style:parent-style-name="Default" style:data-style-name="N11">
      <style:table-cell-properties fo:background-color="#99ffff" fo:border="0.99pt solid #000000"/>
    </style:style>
    <style:style style:name="ce15" style:family="table-cell" style:parent-style-name="Default">
      <style:table-cell-properties fo:background-color="#99ffff" fo:border="0.99pt solid #000000"/>
    </style:style>
    <style:style style:name="ce16" style:family="table-cell" style:parent-style-name="Default">
      <style:table-cell-properties fo:background-color="transparent" fo:border="0.99pt ridge #000000"/>
    </style:style>
    <style:style style:name="ce17" style:family="table-cell" style:parent-style-name="Default" style:data-style-name="N113">
      <style:table-cell-properties fo:background-color="#99ffff" fo:border="0.99pt ridge #000000"/>
    </style:style>
    <style:style style:name="ce18" style:family="table-cell" style:parent-style-name="Default" style:data-style-name="N113">
      <style:table-cell-properties fo:background-color="#66ff66" fo:border="0.99pt ridge #000000"/>
    </style:style>
    <style:style style:name="ce19" style:family="table-cell" style:parent-style-name="Default">
      <style:table-cell-properties fo:background-color="#99ffff" fo:border="0.99pt dotted #000000"/>
    </style:style>
    <style:style style:name="ce20" style:family="table-cell" style:parent-style-name="Default">
      <style:table-cell-properties fo:background-color="#66ff66" fo:border="0.99pt dotted #000000"/>
    </style:style>
    <style:style style:name="ce21" style:family="table-cell" style:parent-style-name="Default">
      <style:table-cell-properties fo:background-color="#99ffff" fo:border="0.99pt dotted #000000"/>
      <style:text-properties style:font-name="Liberation Sans" style:font-name-asian="WenQuanYi Micro Hei" style:font-name-complex="Lohit Devanagari"/>
    </style:style>
    <style:style style:name="ce22" style:family="table-cell" style:parent-style-name="Default">
      <style:table-cell-properties fo:background-color="#66ff66" fo:border="0.99pt dotted #000000"/>
      <style:text-properties style:font-name="Liberation Sans" style:font-name-asian="WenQuanYi Micro Hei" style:font-name-complex="Lohit Devanagari"/>
    </style:style>
    <style:style style:name="ce23" style:family="table-cell" style:parent-style-name="Default" style:data-style-name="N11">
      <style:table-cell-properties fo:background-color="#99ffff" fo:border="0.99pt dotted #000000"/>
    </style:style>
    <style:style style:name="ce24" style:family="table-cell" style:parent-style-name="Default" style:data-style-name="N11">
      <style:table-cell-properties fo:background-color="#66ff66" fo:border="0.99pt dotted #000000"/>
    </style:style>
    <style:style style:name="ce25" style:family="table-cell" style:parent-style-name="Default">
      <style:table-cell-properties fo:border-bottom="0.99pt ridge #000000" fo:border-left="none" fo:border-right="none" fo:border-top="0.99pt ridge #000000"/>
    </style:style>
    <style:style style:name="ce26" style:family="table-cell" style:parent-style-name="Default">
      <style:table-cell-properties fo:background-color="#66ff66" fo:border="0.99pt ridge #000000"/>
    </style:style>
    <style:style style:name="ce27" style:family="table-cell" style:parent-style-name="Default" style:data-style-name="N11">
      <style:table-cell-properties fo:background-color="#ccff66" fo:border="0.06pt solid #000000"/>
    </style:style>
    <style:style style:name="ce28" style:family="table-cell" style:parent-style-name="Default">
      <style:table-cell-properties fo:background-color="#ccff66" fo:border="0.06pt solid #000000"/>
    </style:style>
    <style:style style:name="ce29" style:family="table-cell" style:parent-style-name="Default" style:data-style-name="N11">
      <style:table-cell-properties fo:background-color="#ccff66" fo:border="0.99pt solid #000000"/>
    </style:style>
    <style:style style:name="ce30" style:family="table-cell" style:parent-style-name="Default">
      <style:table-cell-properties fo:background-color="#ccff66" fo:border="0.99pt solid #000000"/>
    </style:style>
    <style:style style:name="ce31" style:family="table-cell" style:parent-style-name="Default">
      <style:table-cell-properties fo:background-color="transparent" fo:border="none"/>
    </style:style>
    <style:style style:name="ce32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apominanie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12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Default"/>
          <table:table-cell table:style-name="ce1" table:number-columns-repeated="9"/>
          <table:table-cell/>
        </table:table-row>
        <table:table-row table:style-name="ro1">
          <table:table-cell table:style-name="ce2" table:number-columns-spanned="1" table:number-rows-spanned="2"/>
          <table:table-cell table:style-name="ce5"/>
          <table:table-cell table:style-name="ce4" office:value-type="string" calcext:value-type="string" table:number-columns-spanned="10" table:number-rows-spanned="1">
            <text:p>Ze współczynnikiem zapominania</text:p>
          </table:table-cell>
          <table:covered-table-cell table:number-columns-repeated="8" table:style-name="ce25"/>
          <table:covered-table-cell table:style-name="ce32"/>
          <table:table-cell/>
        </table:table-row>
        <table:table-row table:style-name="ro1">
          <table:covered-table-cell table:style-name="ce1"/>
          <table:table-cell office:value-type="string" calcext:value-type="string">
            <text:p>Learn Rate</text:p>
          </table:table-cell>
          <table:table-cell table:style-name="ce10" office:value-type="float" office:value="0.001" calcext:value-type="float">
            <text:p>0,001</text:p>
          </table:table-cell>
          <table:table-cell table:style-name="ce10" table:formula="of:=([.E3]+[.C3])/2" office:value-type="float" office:value="0.0055" calcext:value-type="float">
            <text:p>0,0055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table:formula="of:=([.G3]+[.E3])/2" office:value-type="float" office:value="0.055" calcext:value-type="float">
            <text:p>0,055</text:p>
          </table:table-cell>
          <table:table-cell table:style-name="ce10" office:value-type="float" office:value="0.1" calcext:value-type="float">
            <text:p>0,1</text:p>
          </table:table-cell>
          <table:table-cell table:style-name="ce26" office:value-type="float" office:value="0.001" calcext:value-type="float">
            <text:p>0,001</text:p>
          </table:table-cell>
          <table:table-cell table:style-name="ce26" table:formula="of:=([.J3]+[.H3])/2" office:value-type="float" office:value="0.0055" calcext:value-type="float">
            <text:p>0,005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table:formula="of:=([.L3]+[.J3])/2" office:value-type="float" office:value="0.055" calcext:value-type="float">
            <text:p>0,055</text:p>
          </table:table-cell>
          <table:table-cell table:style-name="ce26" office:value-type="float" office:value="0.1" calcext:value-type="float">
            <text:p>0,1</text:p>
          </table:table-cell>
          <table:table-cell/>
        </table:table-row>
        <table:table-row table:style-name="ro1">
          <table:table-cell table:style-name="ce3" office:value-type="string" calcext:value-type="string">
            <text:p>LP</text:p>
          </table:table-cell>
          <table:table-cell office:value-type="string" calcext:value-type="string">
            <text:p>Forgetting Rate</text:p>
          </table:table-cell>
          <table:table-cell table:style-name="ce11" table:formula="of:=[.C3]/3" office:value-type="float" office:value="0.000333333333333333" calcext:value-type="float">
            <text:p>0,0003</text:p>
          </table:table-cell>
          <table:table-cell table:style-name="ce11" table:formula="of:=[.D3]/3" office:value-type="float" office:value="0.00183333333333333" calcext:value-type="float">
            <text:p>0,0018</text:p>
          </table:table-cell>
          <table:table-cell table:style-name="ce11" table:formula="of:=[.E3]/3" office:value-type="float" office:value="0.00333333333333333" calcext:value-type="float">
            <text:p>0,0033</text:p>
          </table:table-cell>
          <table:table-cell table:style-name="ce11" table:formula="of:=[.F3]/3" office:value-type="float" office:value="0.0183333333333333" calcext:value-type="float">
            <text:p>0,0183</text:p>
          </table:table-cell>
          <table:table-cell table:style-name="ce11" table:formula="of:=[.G3]/3" office:value-type="float" office:value="0.0333333333333333" calcext:value-type="float">
            <text:p>0,0333</text:p>
          </table:table-cell>
          <table:table-cell table:style-name="ce18" table:formula="of:=[.H3]/6" office:value-type="float" office:value="0.000166666666666667" calcext:value-type="float">
            <text:p>0,0002</text:p>
          </table:table-cell>
          <table:table-cell table:style-name="ce18" table:formula="of:=[.I3]/6" office:value-type="float" office:value="0.000916666666666667" calcext:value-type="float">
            <text:p>0,0009</text:p>
          </table:table-cell>
          <table:table-cell table:style-name="ce18" table:formula="of:=[.J3]/6" office:value-type="float" office:value="0.00166666666666667" calcext:value-type="float">
            <text:p>0,0017</text:p>
          </table:table-cell>
          <table:table-cell table:style-name="ce18" table:formula="of:=[.K3]/6" office:value-type="float" office:value="0.00916666666666667" calcext:value-type="float">
            <text:p>0,0092</text:p>
          </table:table-cell>
          <table:table-cell table:style-name="ce18" table:formula="of:=[.L3]/6" office:value-type="float" office:value="0.0166666666666667" calcext:value-type="float">
            <text:p>0,0167</text:p>
          </table:table-cell>
          <table:table-cell table:style-name="ce33"/>
        </table:table-row>
        <table:table-row table:style-name="ro1">
          <table:table-cell table:style-name="ce4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3" table:style-name="ce27" office:value-type="percentage" office:value="0.5" calcext:value-type="percentage">
            <text:p>50,00%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27" office:value-type="percentage" office:value="0.5" calcext:value-type="percentage">
            <text:p>50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table:style-name="ce27" office:value-type="percentage" office:value="0.75" calcext:value-type="percentage">
            <text:p>75,00%</text:p>
          </table:table-cell>
          <table:table-cell table:number-columns-repeated="2" table:style-name="ce27" office:value-type="percentage" office:value="1" calcext:value-type="percentage">
            <text:p>100,00%</text:p>
          </table:table-cell>
          <table:table-cell table:style-name="ce27" office:value-type="percentage" office:value="0.5" calcext:value-type="percentage">
            <text:p>50,00%</text:p>
          </table:table-cell>
          <table:table-cell table:style-name="ce27" office:value-type="percentage" office:value="0.25" calcext:value-type="percentage">
            <text:p>2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%Poprawności testowania</text:p>
          </table:table-cell>
          <table:table-cell table:number-columns-repeated="2"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5" calcext:value-type="percentage">
            <text:p>50,00%</text:p>
          </table:table-cell>
          <table:table-cell table:style-name="ce27" office:value-type="percentage" office:value="0.25" calcext:value-type="percentage">
            <text:p>25,00%</text:p>
          </table:table-cell>
          <table:table-cell table:number-columns-repeated="3" table:style-name="ce27" office:value-type="percentage" office:value="0.5" calcext:value-type="percentage">
            <text:p>50,00%</text:p>
          </table:table-cell>
          <table:table-cell table:style-name="ce27" office:value-type="percentage" office:value="0.25" calcext:value-type="percentage">
            <text:p>2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%Poprawności testowania</text:p>
          </table:table-cell>
          <table:table-cell table:number-columns-repeated="3" office:value-type="percentage" office:value="0.5" calcext:value-type="percentage">
            <text:p>50,00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25" calcext:value-type="percentage">
            <text:p>25,00%</text:p>
          </table:table-cell>
          <table:table-cell table:style-name="ce27" office:value-type="percentage" office:value="0.25" calcext:value-type="percentage">
            <text:p>25,00%</text:p>
          </table:table-cell>
          <table:table-cell table:number-columns-repeated="3" table:style-name="ce27" office:value-type="percentage" office:value="0.5" calcext:value-type="percentage">
            <text:p>50,00%</text:p>
          </table:table-cell>
          <table:table-cell table:style-name="ce27" office:value-type="percentage" office:value="0.75" calcext:value-type="percentage">
            <text:p>7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0.25" calcext:value-type="percentage">
            <text:p>25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5" calcext:value-type="percentage">
            <text:p>25,00%</text:p>
          </table:table-cell>
          <table:table-cell table:style-name="ce27" office:value-type="percentage" office:value="0.75" calcext:value-type="percentage">
            <text:p>75,00%</text:p>
          </table:table-cell>
          <table:table-cell table:style-name="ce27" office:value-type="percentage" office:value="0.5" calcext:value-type="percentage">
            <text:p>50,00%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27" office:value-type="percentage" office:value="0.75" calcext:value-type="percentage">
            <text:p>75,00%</text:p>
          </table:table-cell>
          <table:table-cell table:style-name="ce27" office:value-type="percentage" office:value="0.5" calcext:value-type="percentage">
            <text:p>50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%Poprawności testowania</text:p>
          </table:table-cell>
          <table:table-cell table:number-columns-repeated="2" office:value-type="percentage" office:value="0.5" calcext:value-type="percentage">
            <text:p>50,00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5" calcext:value-type="percentage">
            <text:p>75,00%</text:p>
          </table:table-cell>
          <table:table-cell table:style-name="ce27" office:value-type="percentage" office:value="0.5" calcext:value-type="percentage">
            <text:p>50,00%</text:p>
          </table:table-cell>
          <table:table-cell table:style-name="ce27" office:value-type="percentage" office:value="0.75" calcext:value-type="percentage">
            <text:p>75,00%</text:p>
          </table:table-cell>
          <table:table-cell table:style-name="ce27" office:value-type="percentage" office:value="0.5" calcext:value-type="percentage">
            <text:p>50,00%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27" office:value-type="percentage" office:value="0.75" calcext:value-type="percentage">
            <text:p>7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5" calcext:value-type="percentage">
            <text:p>50,00%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27" office:value-type="percentage" office:value="0.5" calcext:value-type="percentage">
            <text:p>50,00%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27" office:value-type="percentage" office:value="0.5" calcext:value-type="percentage">
            <text:p>50,00%</text:p>
          </table:table-cell>
          <table:table-cell table:style-name="ce27" office:value-type="percentage" office:value="0.75" calcext:value-type="percentage">
            <text:p>7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%Poprawności testowania</text:p>
          </table:table-cell>
          <table:table-cell table:number-columns-repeated="2" office:value-type="percentage" office:value="0.75" calcext:value-type="percentage">
            <text:p>7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25" calcext:value-type="percentage">
            <text:p>25,00%</text:p>
          </table:table-cell>
          <table:table-cell table:style-name="ce27" office:value-type="percentage" office:value="0.5" calcext:value-type="percentage">
            <text:p>50,00%</text:p>
          </table:table-cell>
          <table:table-cell table:number-columns-repeated="3" table:style-name="ce27" office:value-type="percentage" office:value="0.75" calcext:value-type="percentage">
            <text:p>75,00%</text:p>
          </table:table-cell>
          <table:table-cell table:style-name="ce27" office:value-type="percentage" office:value="0.25" calcext:value-type="percentage">
            <text:p>2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%Poprawności testowania</text:p>
          </table:table-cell>
          <table:table-cell table:style-name="ce14" office:value-type="percentage" office:value="0.25" calcext:value-type="percentage">
            <text:p>25,00%</text:p>
          </table:table-cell>
          <table:table-cell table:number-columns-repeated="3" table:style-name="ce14" office:value-type="percentage" office:value="0.5" calcext:value-type="percentage">
            <text:p>50,00%</text:p>
          </table:table-cell>
          <table:table-cell table:style-name="ce14" office:value-type="percentage" office:value="0.75" calcext:value-type="percentage">
            <text:p>75,00%</text:p>
          </table:table-cell>
          <table:table-cell table:number-columns-repeated="2" table:style-name="ce29" office:value-type="percentage" office:value="0.75" calcext:value-type="percentage">
            <text:p>75,00%</text:p>
          </table:table-cell>
          <table:table-cell table:style-name="ce29" office:value-type="percentage" office:value="1" calcext:value-type="percentage">
            <text:p>100,00%</text:p>
          </table:table-cell>
          <table:table-cell table:style-name="ce29" office:value-type="percentage" office:value="0.25" calcext:value-type="percentage">
            <text:p>25,00%</text:p>
          </table:table-cell>
          <table:table-cell table:style-name="ce29" office:value-type="percentage" office:value="0.75" calcext:value-type="percentage">
            <text:p>7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%Poprawności testowania</text:p>
          </table:table-cell>
          <table:table-cell table:style-name="ce14" office:value-type="percentage" office:value="0.75" calcext:value-type="percentage">
            <text:p>75,00%</text:p>
          </table:table-cell>
          <table:table-cell table:number-columns-repeated="2" table:style-name="ce14" office:value-type="percentage" office:value="0.5" calcext:value-type="percentage">
            <text:p>50,00%</text:p>
          </table:table-cell>
          <table:table-cell table:number-columns-repeated="2" table:style-name="ce14" office:value-type="percentage" office:value="0.75" calcext:value-type="percentage">
            <text:p>75,00%</text:p>
          </table:table-cell>
          <table:table-cell table:number-columns-repeated="4" table:style-name="ce29" office:value-type="percentage" office:value="0.75" calcext:value-type="percentage">
            <text:p>75,00%</text:p>
          </table:table-cell>
          <table:table-cell table:style-name="ce29" office:value-type="percentage" office:value="1" calcext:value-type="percentage">
            <text:p>100,00%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lość epok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Learn Rate</text:p>
          </table:table-cell>
          <table:table-cell table:style-name="ce16" office:value-type="float" office:value="0.001" calcext:value-type="float">
            <text:p>0,001</text:p>
          </table:table-cell>
          <table:table-cell table:style-name="ce16" table:formula="of:=([.E26]+[.C26])/2" office:value-type="float" office:value="0.0055" calcext:value-type="float">
            <text:p>0,0055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table:formula="of:=([.G26]+[.E26])/2" office:value-type="float" office:value="0.055" calcext:value-type="float">
            <text:p>0,055</text:p>
          </table:table-cell>
          <table:table-cell table:style-name="ce16" office:value-type="float" office:value="0.1" calcext:value-type="float">
            <text:p>0,1</text:p>
          </table:table-cell>
          <table:table-cell/>
          <table:table-cell table:style-name="ce31" table:number-columns-repeated="4"/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orgetting Rate</text:p>
          </table:table-cell>
          <table:table-cell table:style-name="ce17" table:formula="of:=(1/3)*[.C26]" office:value-type="float" office:value="0.000333333333333333" calcext:value-type="float">
            <text:p>0,0003</text:p>
          </table:table-cell>
          <table:table-cell table:style-name="ce17" table:formula="of:=(1/3)*[.D26]" office:value-type="float" office:value="0.00183333333333333" calcext:value-type="float">
            <text:p>0,0018</text:p>
          </table:table-cell>
          <table:table-cell table:style-name="ce17" table:formula="of:=(1/3)*[.E26]" office:value-type="float" office:value="0.00333333333333333" calcext:value-type="float">
            <text:p>0,0033</text:p>
          </table:table-cell>
          <table:table-cell table:style-name="ce17" table:formula="of:=(1/3)*[.F26]" office:value-type="float" office:value="0.0183333333333333" calcext:value-type="float">
            <text:p>0,0183</text:p>
          </table:table-cell>
          <table:table-cell table:style-name="ce17" table:formula="of:=(1/3)*[.G26]" office:value-type="float" office:value="0.0333333333333333" calcext:value-type="float">
            <text:p>0,0333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 table:style-name="ce18" table:formula="of:=(1/6)*[.C26]" office:value-type="float" office:value="0.000166666666666667" calcext:value-type="float">
            <text:p>0,0002</text:p>
          </table:table-cell>
          <table:table-cell table:style-name="ce18" table:formula="of:=(1/6)*[.D26]" office:value-type="float" office:value="0.000916666666666666" calcext:value-type="float">
            <text:p>0,0009</text:p>
          </table:table-cell>
          <table:table-cell table:style-name="ce18" table:formula="of:=(1/6)*[.E26]" office:value-type="float" office:value="0.00166666666666667" calcext:value-type="float">
            <text:p>0,0017</text:p>
          </table:table-cell>
          <table:table-cell table:style-name="ce18" table:formula="of:=(1/6)*[.F26]" office:value-type="float" office:value="0.00916666666666667" calcext:value-type="float">
            <text:p>0,0092</text:p>
          </table:table-cell>
          <table:table-cell table:style-name="ce18" table:formula="of:=(1/6)*[.G26]" office:value-type="float" office:value="0.0166666666666667" calcext:value-type="float">
            <text:p>0,0167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ax epok</text:p>
          </table:table-cell>
          <table:table-cell table:style-name="ce19" table:formula="of:=MAX([.$C$6];[.$C$8];[.$C$10];[.$C$12];[.$C$14];[.$C$16];[.$C$18];[.$C$20];[.$C$22];[.$C$24])" office:value-type="float" office:value="208" calcext:value-type="float">
            <text:p>208</text:p>
          </table:table-cell>
          <table:table-cell table:style-name="ce19" table:formula="of:=MAX([.$D$6];[.$D$8];[.$D$10];[.$D$12];[.$D$14];[.$D$16];[.$D$18];[.$D$20];[.$D$22];[.$D$24])" office:value-type="float" office:value="196" calcext:value-type="float">
            <text:p>196</text:p>
          </table:table-cell>
          <table:table-cell table:style-name="ce19" table:formula="of:=MAX([.$E$6];[.$E$8];[.$E$10];[.$E$12];[.$E$14];[.$E$16];[.$E$18];[.$E$20];[.$E$22];[.$E$24])" office:value-type="float" office:value="148" calcext:value-type="float">
            <text:p>148</text:p>
          </table:table-cell>
          <table:table-cell table:style-name="ce19" table:formula="of:=MAX([.$F$6];[.$F$8];[.$F$10];[.$F$12];[.$F$14];[.$F$16];[.$F$18];[.$F$20];[.$F$22];[.$F$24])" office:value-type="float" office:value="27" calcext:value-type="float">
            <text:p>27</text:p>
          </table:table-cell>
          <table:table-cell table:style-name="ce19" table:formula="of:=MAX([.$G$6];[.$G$8];[.$G$10];[.$G$12];[.$G$14];[.$G$16];[.$G$18];[.$G$20];[.$G$22];[.$G$24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20" table:formula="of:=MAX([.$H$6];[.$H$8];[.$H$10];[.$H$12];[.$H$14];[.$H$16];[.$H$18];[.$H$20];[.$H$22];[.$H$24])" office:value-type="float" office:value="171" calcext:value-type="float">
            <text:p>171</text:p>
          </table:table-cell>
          <table:table-cell table:style-name="ce20" table:formula="of:=MAX([.$I$6];[.$I$8];[.$I$10];[.$I$12];[.$I$14];[.$I$16];[.$I$18];[.$I$20];[.$I$22];[.$I$24])" office:value-type="float" office:value="112" calcext:value-type="float">
            <text:p>112</text:p>
          </table:table-cell>
          <table:table-cell table:style-name="ce20" table:formula="of:=MAX([.$J$6];[.$J$8];[.$J$10];[.$J$12];[.$J$14];[.$J$16];[.$J$18];[.$J$20];[.$J$22];[.$J$24])" office:value-type="float" office:value="30" calcext:value-type="float">
            <text:p>30</text:p>
          </table:table-cell>
          <table:table-cell table:style-name="ce20" table:formula="of:=MAX([.$K$6];[.$K$8];[.$K$10];[.$K$12];[.$K$14];[.$K$16];[.$K$18];[.$K$20];[.$K$22];[.$K$24])" office:value-type="float" office:value="29" calcext:value-type="float">
            <text:p>29</text:p>
          </table:table-cell>
          <table:table-cell table:style-name="ce20" table:formula="of:=MAX([.$L$6];[.$L$8];[.$L$10];[.$L$12];[.$L$14];[.$L$16];[.$L$18];[.$L$20];[.$L$22];[.$L$24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in epok</text:p>
          </table:table-cell>
          <table:table-cell table:style-name="ce21" table:formula="of:=MIN([.$C$6];[.$C$8];[.$C$10];[.$C$12];[.$C$14];[.$C$16];[.$C$18];[.$C$20];[.$C$22];[.$C$24])" office:value-type="float" office:value="58" calcext:value-type="float">
            <text:p>58</text:p>
          </table:table-cell>
          <table:table-cell table:style-name="ce21" table:formula="of:=MIN([.$D$6];[.$D$8];[.$D$10];[.$D$12];[.$D$14];[.$D$16];[.$D$18];[.$D$20];[.$D$22];[.$D$24])" office:value-type="float" office:value="13" calcext:value-type="float">
            <text:p>13</text:p>
          </table:table-cell>
          <table:table-cell table:style-name="ce21" table:formula="of:=MIN([.$E$6];[.$E$8];[.$E$10];[.$E$12];[.$E$14];[.$E$16];[.$E$18];[.$E$20];[.$E$22];[.$E$24])" office:value-type="float" office:value="8" calcext:value-type="float">
            <text:p>8</text:p>
          </table:table-cell>
          <table:table-cell table:style-name="ce21" table:formula="of:=MIN([.$F$6];[.$F$8];[.$F$10];[.$F$12];[.$F$14];[.$F$16];[.$F$18];[.$F$20];[.$F$22];[.$F$24])" office:value-type="float" office:value="1" calcext:value-type="float">
            <text:p>1</text:p>
          </table:table-cell>
          <table:table-cell table:style-name="ce21" table:formula="of:=MIN([.$G$6];[.$G$8];[.$G$10];[.$G$12];[.$G$14];[.$G$16];[.$G$18];[.$G$20];[.$G$22];[.$G$2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22" table:formula="of:=MIN([.$H$6];[.$H$8];[.$H$10];[.$H$12];[.$H$14];[.$H$16];[.$H$18];[.$H$20];[.$H$22];[.$H$24])" office:value-type="float" office:value="27" calcext:value-type="float">
            <text:p>27</text:p>
          </table:table-cell>
          <table:table-cell table:style-name="ce22" table:formula="of:=MIN([.$I$6];[.$I$8];[.$I$10];[.$I$12];[.$I$14];[.$I$16];[.$I$18];[.$I$20];[.$I$22];[.$I$24])" office:value-type="float" office:value="9" calcext:value-type="float">
            <text:p>9</text:p>
          </table:table-cell>
          <table:table-cell table:style-name="ce22" table:formula="of:=MIN([.$J$6];[.$J$8];[.$J$10];[.$J$12];[.$J$14];[.$J$16];[.$J$18];[.$J$20];[.$J$22];[.$J$24])" office:value-type="float" office:value="5" calcext:value-type="float">
            <text:p>5</text:p>
          </table:table-cell>
          <table:table-cell table:style-name="ce22" table:formula="of:=MIN([.$K$6];[.$K$8];[.$K$10];[.$K$12];[.$K$14];[.$K$16];[.$K$18];[.$K$20];[.$K$22];[.$K$24])" office:value-type="float" office:value="2" calcext:value-type="float">
            <text:p>2</text:p>
          </table:table-cell>
          <table:table-cell table:style-name="ce22" table:formula="of:=MIN([.$L$6];[.$L$8];[.$L$10];[.$L$12];[.$L$14];[.$L$16];[.$L$18];[.$L$20];[.$L$22];[.$L$2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ax % poprawności</text:p>
          </table:table-cell>
          <table:table-cell table:style-name="ce23" table:formula="of:=MAX([.$C$5];[.$C$7];[.$C$9];[.$C$11];[.$C$13];[.$C$15];[.$C$17];[.$C$19];[.$C$21];[.$C$23])" office:value-type="percentage" office:value="0.75" calcext:value-type="percentage">
            <text:p>75,00%</text:p>
          </table:table-cell>
          <table:table-cell table:style-name="ce23" table:formula="of:=MAX([.$D$5];[.$D$7];[.$D$9];[.$D$11];[.$D$13];[.$D$15];[.$D$17];[.$D$19];[.$D$21];[.$D$23])" office:value-type="percentage" office:value="1" calcext:value-type="percentage">
            <text:p>100,00%</text:p>
          </table:table-cell>
          <table:table-cell table:style-name="ce23" table:formula="of:=MAX([.$E$5];[.$E$7];[.$E$9];[.$E$11];[.$E$13];[.$E$15];[.$E$17];[.$E$19];[.$E$21];[.$E$23])" office:value-type="percentage" office:value="1" calcext:value-type="percentage">
            <text:p>100,00%</text:p>
          </table:table-cell>
          <table:table-cell table:style-name="ce23" table:formula="of:=MAX([.$F$5];[.$F$7];[.$F$9];[.$F$11];[.$F$13];[.$F$15];[.$F$17];[.$F$19];[.$F$21];[.$F$23])" office:value-type="percentage" office:value="0.75" calcext:value-type="percentage">
            <text:p>75,00%</text:p>
          </table:table-cell>
          <table:table-cell table:style-name="ce23" table:formula="of:=MAX([.$G$5];[.$G$7];[.$G$9];[.$G$11];[.$G$13];[.$G$15];[.$G$17];[.$G$19];[.$G$21];[.$G$23])"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24" table:formula="of:=MAX([.$H$5];[.$H$7];[.$H$9];[.$H$11];[.$H$13];[.$H$15];[.$H$17];[.$H$19];[.$H$21];[.$H$23])" office:value-type="percentage" office:value="1" calcext:value-type="percentage">
            <text:p>100,00%</text:p>
          </table:table-cell>
          <table:table-cell table:style-name="ce24" table:formula="of:=MAX([.$I$5];[.$I$7];[.$I$9];[.$I$11];[.$I$13];[.$I$15];[.$I$17];[.$I$19];[.$I$21];[.$I$23])" office:value-type="percentage" office:value="1" calcext:value-type="percentage">
            <text:p>100,00%</text:p>
          </table:table-cell>
          <table:table-cell table:style-name="ce24" table:formula="of:=MAX([.$J$5];[.$J$7];[.$J$9];[.$J$11];[.$J$13];[.$J$15];[.$J$17];[.$J$19];[.$J$21];[.$J$23])" office:value-type="percentage" office:value="1" calcext:value-type="percentage">
            <text:p>100,00%</text:p>
          </table:table-cell>
          <table:table-cell table:style-name="ce24" table:formula="of:=MAX([.$K$5];[.$K$7];[.$K$9];[.$K$11];[.$K$13];[.$K$15];[.$K$17];[.$K$19];[.$K$21];[.$K$23])" office:value-type="percentage" office:value="1" calcext:value-type="percentage">
            <text:p>100,00%</text:p>
          </table:table-cell>
          <table:table-cell table:style-name="ce24" table:formula="of:=MAX([.$L$5];[.$L$7];[.$L$9];[.$L$11];[.$L$13];[.$L$15];[.$L$17];[.$L$19];[.$L$21];[.$L$23])"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in % poprawności</text:p>
          </table:table-cell>
          <table:table-cell table:style-name="ce23" table:formula="of:=MIN([.$C$5];[.$C$7];[.$C$9];[.$C$11];[.$C$13];[.$C$15];[.$C$17];[.$C$19];[.$C$21];[.$C$23])" office:value-type="percentage" office:value="0.25" calcext:value-type="percentage">
            <text:p>25,00%</text:p>
          </table:table-cell>
          <table:table-cell table:style-name="ce23" table:formula="of:=MIN([.$D$5];[.$D$7];[.$D$9];[.$D$11];[.$D$13];[.$D$15];[.$D$17];[.$D$19];[.$D$21];[.$D$23])" office:value-type="percentage" office:value="0.25" calcext:value-type="percentage">
            <text:p>25,00%</text:p>
          </table:table-cell>
          <table:table-cell table:style-name="ce23" table:formula="of:=MIN([.$E$5];[.$E$7];[.$E$9];[.$E$11];[.$E$13];[.$E$15];[.$E$17];[.$E$19];[.$E$21];[.$E$23])" office:value-type="percentage" office:value="0.5" calcext:value-type="percentage">
            <text:p>50,00%</text:p>
          </table:table-cell>
          <table:table-cell table:style-name="ce23" table:formula="of:=MIN([.$F$5];[.$F$7];[.$F$9];[.$F$11];[.$F$13];[.$F$15];[.$F$17];[.$F$19];[.$F$21];[.$F$23])" office:value-type="percentage" office:value="0.5" calcext:value-type="percentage">
            <text:p>50,00%</text:p>
          </table:table-cell>
          <table:table-cell table:style-name="ce23" table:formula="of:=MIN([.$G$5];[.$G$7];[.$G$9];[.$G$11];[.$G$13];[.$G$15];[.$G$17];[.$G$19];[.$G$21];[.$G$23])"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24" table:formula="of:=MIN([.$H$5];[.$H$7];[.$H$9];['Bez zapominania'.C26:.G26];['Bez zapominania'.C$1:.G$1048576];[.$H$13];[.$H$15];[.$H$17];[.$H$19];[.$H$21];[.$H$23])" office:value-type="percentage" office:value="0.001" calcext:value-type="percentage">
            <text:p>0,10%</text:p>
          </table:table-cell>
          <table:table-cell table:style-name="ce24" table:formula="of:=MIN([.$I$5];[.$I$7];[.$I$9];[.$I$11];[.$I$13];[.$I$15];[.$I$17];[.$I$19];[.$I$21];[.$I$23])" office:value-type="percentage" office:value="0.5" calcext:value-type="percentage">
            <text:p>50,00%</text:p>
          </table:table-cell>
          <table:table-cell table:style-name="ce24" table:formula="of:=MIN([.$J$5];[.$J$7];[.$J$9];[.$J$11];[.$J$13];[.$J$15];[.$J$17];[.$J$19];[.$J$21];[.$J$23])" office:value-type="percentage" office:value="0.5" calcext:value-type="percentage">
            <text:p>50,00%</text:p>
          </table:table-cell>
          <table:table-cell table:style-name="ce24" table:formula="of:=MIN([.$K$5];[.$K$7];[.$K$9];[.$K$11];[.$K$13];[.$K$15];[.$K$17];[.$K$19];[.$K$21];[.$K$23])" office:value-type="percentage" office:value="0.25" calcext:value-type="percentage">
            <text:p>25,00%</text:p>
          </table:table-cell>
          <table:table-cell table:style-name="ce24" table:formula="of:=MIN([.$L$5];[.$L$7];[.$L$9];[.$L$11];[.$L$13];[.$L$15];[.$L$17];[.$L$19];[.$L$21];[.$L$23])"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Średnia ilość epok</text:p>
          </table:table-cell>
          <table:table-cell table:style-name="ce19" table:formula="of:=AVERAGE([.$C$6];[.$C$8];[.$C$10];[.$C$12];[.$C$14];[.$C$16];[.$C$18];[.$C$20];[.$C$22];[.$C$24])" office:value-type="float" office:value="115.8" calcext:value-type="float">
            <text:p>115,8</text:p>
          </table:table-cell>
          <table:table-cell table:style-name="ce19" table:formula="of:=AVERAGE([.$D$6];[.$D$8];[.$D$10];[.$D$12];[.$D$14];[.$D$16];[.$D$18];[.$D$20];[.$D$22];[.$D$24])" office:value-type="float" office:value="79.4" calcext:value-type="float">
            <text:p>79,4</text:p>
          </table:table-cell>
          <table:table-cell table:style-name="ce19" table:formula="of:=AVERAGE([.$E$6];[.$E$8];[.$E$10];[.$E$12];[.$E$14];[.$E$16];[.$E$18];[.$E$20];[.$E$22];[.$E$24])" office:value-type="float" office:value="78.2" calcext:value-type="float">
            <text:p>78,2</text:p>
          </table:table-cell>
          <table:table-cell table:style-name="ce19" table:formula="of:=AVERAGE([.$F$6];[.$F$8];[.$F$10];[.$F$12];[.$F$14];[.$F$16];[.$F$18];[.$F$20];[.$F$22];[.$F$24])" office:value-type="float" office:value="5" calcext:value-type="float">
            <text:p>5</text:p>
          </table:table-cell>
          <table:table-cell table:style-name="ce19" table:formula="of:=AVERAGE([.$G$6];[.$G$8];[.$G$10];[.$G$12];[.$G$14];[.$G$16];[.$G$18];[.$G$20];[.$G$22];[.$G$24])" office:value-type="float" office:value="4.8" calcext:value-type="float">
            <text:p>4,8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20" table:formula="of:=AVERAGE([.$H$6];[.$H$8];[.$H$10];[.$H$12];[.$H$14];[.$H$16];[.$H$18];[.$H$20];[.$H$22];[.$H$24])" office:value-type="float" office:value="105.8" calcext:value-type="float">
            <text:p>105,8</text:p>
          </table:table-cell>
          <table:table-cell table:style-name="ce20" table:formula="of:=AVERAGE([.$I$6];[.$I$8];[.$I$10];[.$I$12];[.$I$14];[.$I$16];[.$I$18];[.$I$20];[.$I$22];[.$I$24])" office:value-type="float" office:value="33.2" calcext:value-type="float">
            <text:p>33,2</text:p>
          </table:table-cell>
          <table:table-cell table:style-name="ce20" table:formula="of:=AVERAGE([.$J$6];[.$J$8];[.$J$10];[.$J$12];[.$J$14];[.$J$16];[.$J$18];[.$J$20];[.$J$22];[.$J$24])" office:value-type="float" office:value="16.1" calcext:value-type="float">
            <text:p>16,1</text:p>
          </table:table-cell>
          <table:table-cell table:style-name="ce20" table:formula="of:=AVERAGE([.$K$6];[.$K$8];[.$K$10];[.$K$12];[.$K$14];[.$K$16];[.$K$18];[.$K$20];[.$K$22];[.$K$24])" office:value-type="float" office:value="15.3" calcext:value-type="float">
            <text:p>15,3</text:p>
          </table:table-cell>
          <table:table-cell table:style-name="ce20" table:formula="of:=AVERAGE([.$L$6];[.$L$8];[.$L$10];[.$L$12];[.$L$14];[.$L$16];[.$L$18];[.$L$20];[.$L$22];[.$L$24])" office:value-type="float" office:value="3.3" calcext:value-type="float">
            <text:p>3,3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Średni % poprawności</text:p>
          </table:table-cell>
          <table:table-cell table:style-name="ce23" table:formula="of:=AVERAGE([.$C$5];[.$C$7];[.$C$9];[.$C$11];[.$C$13];[.$C$15];[.$C$17];[.$C$19];[.$C$21];[.$C$23])" office:value-type="percentage" office:value="0.5" calcext:value-type="percentage">
            <text:p>50,00%</text:p>
          </table:table-cell>
          <table:table-cell table:style-name="ce23" table:formula="of:=AVERAGE([.$D$5];[.$D$7];[.$D$9];[.$D$11];[.$D$13];[.$D$15];[.$D$17];[.$D$19];[.$D$21];[.$D$23])" office:value-type="percentage" office:value="0.65" calcext:value-type="percentage">
            <text:p>65,00%</text:p>
          </table:table-cell>
          <table:table-cell table:style-name="ce23" table:formula="of:=AVERAGE([.$E$5];[.$E$7];[.$E$9];[.$E$11];[.$E$13];[.$E$15];[.$E$17];[.$E$19];[.$E$21];[.$E$23])" office:value-type="percentage" office:value="0.675" calcext:value-type="percentage">
            <text:p>67,50%</text:p>
          </table:table-cell>
          <table:table-cell table:style-name="ce23" table:formula="of:=AVERAGE([.$F$5];[.$F$7];[.$F$9];[.$F$11];[.$F$13];[.$F$15];[.$F$17];[.$F$19];[.$F$21];[.$F$23])" office:value-type="percentage" office:value="0.65" calcext:value-type="percentage">
            <text:p>65,00%</text:p>
          </table:table-cell>
          <table:table-cell table:style-name="ce23" table:formula="of:=AVERAGE([.$G$5];[.$G$7];[.$G$9];[.$G$11];[.$G$13];[.$G$15];[.$G$17];[.$G$19];[.$G$21];[.$G$23])" office:value-type="percentage" office:value="0.55" calcext:value-type="percentage">
            <text:p>55,00%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24" table:formula="of:=AVERAGE([.$H$5];[.$H$7];[.$H$9];[.$H$11];[.$H$13];[.$H$15];[.$H$17];[.$H$19];[.$H$21];[.$H$23])" office:value-type="percentage" office:value="0.6" calcext:value-type="percentage">
            <text:p>60,00%</text:p>
          </table:table-cell>
          <table:table-cell table:style-name="ce24" table:formula="of:=AVERAGE([.$I$5];[.$I$7];[.$I$9];[.$I$11];[.$I$13];[.$I$15];[.$I$17];[.$I$19];[.$I$21];[.$I$23])" office:value-type="percentage" office:value="0.65" calcext:value-type="percentage">
            <text:p>65,00%</text:p>
          </table:table-cell>
          <table:table-cell table:style-name="ce24" table:formula="of:=AVERAGE([.$J$5];[.$J$7];[.$J$9];[.$J$11];[.$J$13];[.$J$15];[.$J$17];[.$J$19];[.$J$21];[.$J$23])" office:value-type="percentage" office:value="0.75" calcext:value-type="percentage">
            <text:p>75,00%</text:p>
          </table:table-cell>
          <table:table-cell table:style-name="ce24" table:formula="of:=AVERAGE([.$K$5];[.$K$7];[.$K$9];[.$K$11];[.$K$13];[.$K$15];[.$K$17];[.$K$19];[.$K$21];[.$K$23])" office:value-type="percentage" office:value="0.65" calcext:value-type="percentage">
            <text:p>65,00%</text:p>
          </table:table-cell>
          <table:table-cell table:style-name="ce24" table:formula="of:=AVERAGE([.$L$5];[.$L$7];[.$L$9];[.$L$11];[.$L$13];[.$L$15];[.$L$17];[.$L$19];[.$L$21];[.$L$23])" office:value-type="percentage" office:value="0.575" calcext:value-type="percentage">
            <text:p>57,50%</text:p>
          </table:table-cell>
          <table:table-cell table:number-columns-repeated="6"/>
        </table:table-row>
      </table:table>
      <table:table table:name="Bez zapominania" table:style-name="ta1">
        <table:table-column table:style-name="co5" table:default-cell-style-name="ce4"/>
        <table:table-column table:style-name="co2" table:default-cell-style-name="ce3"/>
        <table:table-column table:style-name="co3" table:number-columns-repeated="4" table:default-cell-style-name="ce12"/>
        <table:table-column table:style-name="co6" table:default-cell-style-name="ce12"/>
        <table:table-row table:style-name="ro1">
          <table:table-cell table:style-name="Default" table:number-columns-repeated="7"/>
        </table:table-row>
        <table:table-row table:style-name="ro1">
          <table:table-cell table:style-name="ce2"/>
          <table:table-cell table:style-name="Default" table:number-columns-repeated="6"/>
        </table:table-row>
        <table:table-row table:style-name="ro1">
          <table:table-cell table:style-name="ce3"/>
          <table:table-cell/>
          <table:table-cell table:style-name="ce2" office:value-type="string" calcext:value-type="string" table:number-columns-spanned="5" table:number-rows-spanned="1">
            <text:p>Bez współczynnika zapominania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>
            <text:p>LP</text:p>
          </table:table-cell>
          <table:table-cell office:value-type="string" calcext:value-type="string">
            <text:p>Learn Rate</text:p>
          </table:table-cell>
          <table:table-cell table:style-name="ce10" office:value-type="float" office:value="0.001" calcext:value-type="float">
            <text:p>0,001</text:p>
          </table:table-cell>
          <table:table-cell table:style-name="ce10" table:formula="of:=([.E4]+[.C4])/2" office:value-type="float" office:value="0.0055" calcext:value-type="float">
            <text:p>0,0055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table:formula="of:=([.G4]+[.E4])/2" office:value-type="float" office:value="0.055" calcext:value-type="float">
            <text:p>0,055</text:p>
          </table:table-cell>
          <table:table-cell table:style-name="ce10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0.5" calcext:value-type="percentage">
            <text:p>50,00%</text:p>
          </table:table-cell>
          <table:table-cell table:number-columns-repeated="3" office:value-type="percentage" office:value="0.75" calcext:value-type="percentage">
            <text:p>75,00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percentage" office:value="0.75" calcext:value-type="percentage">
            <text:p>7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%Poprawności testowania</text:p>
          </table:table-cell>
          <table:table-cell table:number-columns-repeated="2"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%Poprawności testowania</text:p>
          </table:table-cell>
          <table:table-cell table:number-columns-repeated="2" office:value-type="percentage" office:value="0.5" calcext:value-type="percentage">
            <text:p>50,00%</text:p>
          </table:table-cell>
          <table:table-cell office:value-type="percentage" office:value="0.75" calcext:value-type="percentage">
            <text:p>75,00%</text:p>
          </table:table-cell>
          <table:table-cell table:number-columns-repeated="2"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1" calcext:value-type="percentage">
            <text:p>100,00%</text:p>
          </table:table-cell>
          <table:table-cell table:number-columns-repeated="3"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%Poprawności testowania</text:p>
          </table:table-cell>
          <table:table-cell table:number-columns-repeated="3" office:value-type="percentage" office:value="0.75" calcext:value-type="percentage">
            <text:p>75,00%</text:p>
          </table:table-cell>
          <table:table-cell table:number-columns-repeated="2"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%Poprawności testowania</text:p>
          </table:table-cell>
          <table:table-cell table:number-columns-repeated="4" office:value-type="percentage" office:value="0.5" calcext:value-type="percentage">
            <text:p>50,00%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%Poprawności testowania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2"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%Poprawności testowania</text:p>
          </table:table-cell>
          <table:table-cell table:style-name="ce14" office:value-type="percentage" office:value="0.25" calcext:value-type="percentage">
            <text:p>25,00%</text:p>
          </table:table-cell>
          <table:table-cell table:style-name="ce14" office:value-type="percentage" office:value="0.75" calcext:value-type="percentage">
            <text:p>75,00%</text:p>
          </table:table-cell>
          <table:table-cell table:number-columns-repeated="2" table:style-name="ce14" office:value-type="percentage" office:value="0.5" calcext:value-type="percentage">
            <text:p>50,00%</text:p>
          </table:table-cell>
          <table:table-cell table:style-name="ce14" office:value-type="percentage" office:value="0.75" calcext:value-type="percentage">
            <text:p>75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Ilość epok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Learn Rate</text:p>
          </table:table-cell>
          <table:table-cell table:style-name="ce10" office:value-type="float" office:value="0.001" calcext:value-type="float">
            <text:p>0,001</text:p>
          </table:table-cell>
          <table:table-cell table:style-name="ce10" table:formula="of:=([.E26]+[.C26])/2" office:value-type="float" office:value="0.0055" calcext:value-type="float">
            <text:p>0,0055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table:formula="of:=([.G26]+[.E26])/2" office:value-type="float" office:value="0.055" calcext:value-type="float">
            <text:p>0,055</text:p>
          </table:table-cell>
          <table:table-cell table:style-name="ce10" office:value-type="float" office:value="0.1" calcext:value-type="float">
            <text:p>0,1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Max epok</text:p>
          </table:table-cell>
          <table:table-cell table:style-name="ce19" table:formula="of:=MAX([.C6];[.C8];[.C10];[.C12];[.C14];[.C16];[.C18];[.C20];[.C22];[.C24])" office:value-type="float" office:value="215" calcext:value-type="float">
            <text:p>215</text:p>
          </table:table-cell>
          <table:table-cell table:style-name="ce19" table:formula="of:=MAX([.D6];[.D8];[.D10];[.D12];[.D14];[.D16];[.D18];[.D20];[.D22];[.D24])" office:value-type="float" office:value="262" calcext:value-type="float">
            <text:p>262</text:p>
          </table:table-cell>
          <table:table-cell table:style-name="ce19" table:formula="of:=MAX([.E6];[.E8];[.E10];[.E12];[.E14];[.E16];[.E18];[.E20];[.E22];[.E24])" office:value-type="float" office:value="147" calcext:value-type="float">
            <text:p>147</text:p>
          </table:table-cell>
          <table:table-cell table:style-name="ce19" table:formula="of:=MAX([.F6];[.F8];[.F10];[.F12];[.F14];[.F16];[.F18];[.F20];[.F22];[.F24])" office:value-type="float" office:value="29" calcext:value-type="float">
            <text:p>29</text:p>
          </table:table-cell>
          <table:table-cell table:style-name="ce19" table:formula="of:=MAX([.G6];[.G8];[.G10];[.G12];[.G14];[.G16];[.G18];[.G20];[.G22];[.G24])" office:value-type="float" office:value="17" calcext:value-type="float">
            <text:p>17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Min epok</text:p>
          </table:table-cell>
          <table:table-cell table:style-name="ce21" table:formula="of:=MIN([.C6];[.C8];[.C10];[.C12];[.C14];[.C16];[.C18];[.C20];[.C22];[.C24])" office:value-type="float" office:value="2" calcext:value-type="float">
            <text:p>2</text:p>
          </table:table-cell>
          <table:table-cell table:style-name="ce21" table:formula="of:=MIN([.D6];[.D8];[.D10];[.D12];[.D14];[.D16];[.D18];[.D20];[.D22];[.D24])" office:value-type="float" office:value="2" calcext:value-type="float">
            <text:p>2</text:p>
          </table:table-cell>
          <table:table-cell table:style-name="ce21" table:formula="of:=MIN([.E6];[.E8];[.E10];[.E12];[.E14];[.E16];[.E18];[.E20];[.E22];[.E24])" office:value-type="float" office:value="1" calcext:value-type="float">
            <text:p>1</text:p>
          </table:table-cell>
          <table:table-cell table:style-name="ce21" table:formula="of:=MIN([.F6];[.F8];[.F10];[.F12];[.F14];[.F16];[.F18];[.F20];[.F22];[.F24])" office:value-type="float" office:value="1" calcext:value-type="float">
            <text:p>1</text:p>
          </table:table-cell>
          <table:table-cell table:style-name="ce21" table:formula="of:=MIN([.G6];[.G8];[.G10];[.G12];[.G14];[.G16];[.G18];[.G20];[.G22];[.G24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Max % poprawności</text:p>
          </table:table-cell>
          <table:table-cell table:style-name="ce23" table:formula="of:=MAX([.C4];[.C7];[.C9];[.C11];[.C13];[.C15];[.C17];[.C19];[.C21];[.C23])" office:value-type="percentage" office:value="1" calcext:value-type="percentage">
            <text:p>100,00%</text:p>
          </table:table-cell>
          <table:table-cell table:style-name="ce23" table:formula="of:=MAX([.D4];[.D7];[.D9];[.D11];[.D13];[.D15];[.D17];[.D19];[.D21];[.D23])" office:value-type="percentage" office:value="1" calcext:value-type="percentage">
            <text:p>100,00%</text:p>
          </table:table-cell>
          <table:table-cell table:style-name="ce23" table:formula="of:=MAX([.E4];[.E7];[.E9];[.E11];[.E13];[.E15];[.E17];[.E19];[.E21];[.E23])" office:value-type="percentage" office:value="1" calcext:value-type="percentage">
            <text:p>100,00%</text:p>
          </table:table-cell>
          <table:table-cell table:style-name="ce23" table:formula="of:=MAX([.F4];[.F7];[.F9];[.F11];[.F13];[.F15];[.F17];[.F19];[.F21];[.F23])" office:value-type="percentage" office:value="1" calcext:value-type="percentage">
            <text:p>100,00%</text:p>
          </table:table-cell>
          <table:table-cell table:style-name="ce23" table:formula="of:=MAX([.G4];[.G7];[.G9];[.G11];[.G13];[.G15];[.G17];[.G19];[.G21];[.G23])" office:value-type="percentage" office:value="0.75" calcext:value-type="percentage">
            <text:p>75,00%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Min % poprawności</text:p>
          </table:table-cell>
          <table:table-cell table:style-name="ce23" table:formula="of:=MIN([.C5];[.C7];[.C9];[.C11];[.C13];[.C15];[.C17];[.C19];[.C21];[.C23])" office:value-type="percentage" office:value="0.25" calcext:value-type="percentage">
            <text:p>25,00%</text:p>
          </table:table-cell>
          <table:table-cell table:style-name="ce23" table:formula="of:=MIN([.D5];[.D7];[.D9];[.D11];[.D13];[.D15];[.D17];[.D19];[.D21];[.D23])" office:value-type="percentage" office:value="0.25" calcext:value-type="percentage">
            <text:p>25,00%</text:p>
          </table:table-cell>
          <table:table-cell table:style-name="ce23" table:formula="of:=MIN([.E5];[.E7];[.E9];[.E11];[.E13];[.E15];[.E17];[.E19];[.E21];[.E23])" office:value-type="percentage" office:value="0.5" calcext:value-type="percentage">
            <text:p>50,00%</text:p>
          </table:table-cell>
          <table:table-cell table:style-name="ce23" table:formula="of:=MIN([.F5];[.F7];[.F9];[.F11];[.F13];[.F15];[.F17];[.F19];[.F21];[.F23])" office:value-type="percentage" office:value="0.25" calcext:value-type="percentage">
            <text:p>25,00%</text:p>
          </table:table-cell>
          <table:table-cell table:style-name="ce23" table:formula="of:=MIN([.G5];[.G7];[.G9];[.G11];[.G13];[.G15];[.G17];[.G19];[.G21];[.G23])" office:value-type="percentage" office:value="0.25" calcext:value-type="percentage">
            <text:p>25,00%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Średnia ilość epok</text:p>
          </table:table-cell>
          <table:table-cell table:style-name="ce19" table:formula="of:=AVERAGE([.C6];[.C8];[.C10];[.C12];[.C14];[.C16];[.C18];[.C20];[.C22];[.C24])" office:value-type="float" office:value="97.7" calcext:value-type="float">
            <text:p>97,7</text:p>
          </table:table-cell>
          <table:table-cell table:style-name="ce19" table:formula="of:=AVERAGE([.D6];[.D8];[.D10];[.D12];[.D14];[.D16];[.D18];[.D20];[.D22];[.D24])" office:value-type="float" office:value="90.2" calcext:value-type="float">
            <text:p>90,2</text:p>
          </table:table-cell>
          <table:table-cell table:style-name="ce19" table:formula="of:=AVERAGE([.E6];[.E8];[.E10];[.E12];[.E14];[.E16];[.E18];[.E20];[.E22];[.E24])" office:value-type="float" office:value="24.5" calcext:value-type="float">
            <text:p>24,5</text:p>
          </table:table-cell>
          <table:table-cell table:style-name="ce19" table:formula="of:=AVERAGE([.F6];[.F8];[.F10];[.F12];[.F14];[.F16];[.F18];[.F20];[.F22];[.F24])" office:value-type="float" office:value="9.2" calcext:value-type="float">
            <text:p>9,2</text:p>
          </table:table-cell>
          <table:table-cell table:style-name="ce19" table:formula="of:=AVERAGE([.G6];[.G8];[.G10];[.G12];[.G14];[.G16];[.G18];[.G20];[.G22];[.G24])" office:value-type="float" office:value="4.3" calcext:value-type="float">
            <text:p>4,3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Średni % poprawności</text:p>
          </table:table-cell>
          <table:table-cell table:style-name="ce23" table:formula="of:=AVERAGE([.C4];[.C7];[.C9];[.C11];[.C13];[.C15];[.C17];[.C19];[.C21];[.C23])" office:value-type="percentage" office:value="0.5751" calcext:value-type="percentage">
            <text:p>57,51%</text:p>
          </table:table-cell>
          <table:table-cell table:style-name="ce23" table:formula="of:=AVERAGE([.D4];[.D7];[.D9];[.D11];[.D13];[.D15];[.D17];[.D19];[.D21];[.D23])" office:value-type="percentage" office:value="0.57555" calcext:value-type="percentage">
            <text:p>57,56%</text:p>
          </table:table-cell>
          <table:table-cell table:style-name="ce23" table:formula="of:=AVERAGE([.E4];[.E7];[.E9];[.E11];[.E13];[.E15];[.E17];[.E19];[.E21];[.E23])" office:value-type="percentage" office:value="0.626" calcext:value-type="percentage">
            <text:p>62,60%</text:p>
          </table:table-cell>
          <table:table-cell table:style-name="ce23" table:formula="of:=AVERAGE([.F4];[.F7];[.F9];[.F11];[.F13];[.F15];[.F17];[.F19];[.F21];[.F23])" office:value-type="percentage" office:value="0.4805" calcext:value-type="percentage">
            <text:p>48,05%</text:p>
          </table:table-cell>
          <table:table-cell table:style-name="ce23" table:formula="of:=AVERAGE([.G4];[.G7];[.G9];[.G11];[.G13];[.G15];[.G17];[.G19];[.G21];[.G23])" office:value-type="percentage" office:value="0.485" calcext:value-type="percentage">
            <text:p>48,50%</text:p>
          </table:table-cell>
        </table:table-row>
      </table:table>
      <table:table table:name="Wykresy zapominanie" table:style-name="ta1">
        <table:shapes>
          <draw:frame draw:z-index="0" draw:style-name="gr1" draw:text-style-name="P1" svg:width="180.87mm" svg:height="99.61mm" svg:x="21.49mm" svg:y="7.71mm">
            <loext:p draw:notify-on-update-of-ranges="Zapominanie.C26:Zapominanie.G26 Zapominanie.C29:Zapominanie.G29 Zapominanie.C30:Zapominanie.G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1.42mm" svg:height="99.6mm" svg:x="20.94mm" svg:y="111.3mm">
            <loext:p draw:notify-on-update-of-ranges="Zapominanie.C26:Zapominanie.G26 Zapominanie.C31:Zapominanie.G31 Zapominanie.C32:Zapominanie.G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2.26mm" svg:height="99.59mm" svg:x="20.94mm" svg:y="217.03mm">
            <loext:p draw:notify-on-update-of-ranges="Zapominanie.C26:Zapominanie.G26 Zapominanie.C37:Zapominanie.G37 Zapominanie.C38:Zapominanie.G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1.15mm" svg:height="98.54mm" svg:x="226.34mm" svg:y="9.03mm">
            <loext:p draw:notify-on-update-of-ranges="Zapominanie.C26:Zapominanie.G26 Zapominanie.C33:Zapominanie.G33 Zapominanie.C34:Zapominanie.G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0.88mm" svg:height="98.01mm" svg:x="226.07mm" svg:y="112.63mm">
            <loext:p draw:notify-on-update-of-ranges="Zapominanie.C26:Zapominanie.G26 Zapominanie.C35:Zapominanie.G35 Zapominanie.C36:Zapominanie.G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0.89mm" svg:height="98.81mm" svg:x="226.06mm" svg:y="218.07mm">
            <loext:p draw:notify-on-update-of-ranges="Zapominanie.C26:Zapominanie.G26 Zapominanie.C39:Zapominanie.G39 Zapominanie.C40:Zapominanie.G4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1024" table:default-cell-style-name="ce3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kresy bez zapominania" table:style-name="ta1">
        <table:shapes>
          <draw:frame draw:z-index="0" draw:style-name="gr1" draw:text-style-name="P1" svg:width="181.54mm" svg:height="99.31mm" svg:x="22.31mm" svg:y="5.33mm">
            <loext:p draw:notify-on-update-of-ranges="'Bez zapominania'.C26:'Bez zapominania'.G26 'Bez zapominania'.C27:'Bez zapominania'.G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81.7mm" svg:height="98.52mm" svg:x="22.05mm" svg:y="109.99mm">
            <loext:p draw:notify-on-update-of-ranges="'Bez zapominania'.C26:'Bez zapominania'.G26 'Bez zapominania'.C28:'Bez zapominania'.G2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81.72mm" svg:height="98.27mm" svg:x="22.03mm" svg:y="211.98mm">
            <loext:p draw:notify-on-update-of-ranges="'Bez zapominania'.C26:'Bez zapominania'.G26 'Bez zapominania'.C31:'Bez zapominania'.G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82.25mm" svg:height="98.79mm" svg:x="225.24mm" svg:y="5.59mm">
            <loext:p draw:notify-on-update-of-ranges="'Bez zapominania'.C26:'Bez zapominania'.G26 'Bez zapominania'.C29:'Bez zapominania'.G2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83.08mm" svg:height="96.14mm" svg:x="225.24mm" svg:y="112.37mm">
            <loext:p draw:notify-on-update-of-ranges="'Bez zapominania'.C26:'Bez zapominania'.G26 'Bez zapominania'.C30:'Bez zapominania'.G3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83.63mm" svg:height="96.68mm" svg:x="224.69mm" svg:y="212.76mm">
            <loext:p draw:notify-on-update-of-ranges="'Bez zapominania'.C26:'Bez zapominania'.G26 'Bez zapominania'.C32:'Bez zapominania'.G3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number-columns-repeated="1024" table:default-cell-style-name="ce3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23:19:57.531106619</meta:creation-date>
    <dc:date>2017-12-15T01:41:32.388681471</dc:date>
    <meta:editing-duration>PT1H47M44S</meta:editing-duration>
    <meta:editing-cycles>35</meta:editing-cycles>
    <meta:generator>LibreOffice/5.1.6.2$Linux_X86_64 LibreOffice_project/10m0$Build-2</meta:generator>
    <meta:document-statistic meta:table-count="4" meta:cell-count="51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88cm" svg:height="9.962cm" xlink:href=".." xlink:type="simple" chart:class="chart:line" chart:style-name="ch1">
        <chart:title svg:x="1.91cm" svg:y="0.334cm" chart:style-name="ch2">
          <text:p>Maksymalna ilość epok potrzebna do nauczenia się sieci w zależności 
od współczynnika uczenia oraz współczynnika zapominania</text:p>
        </chart:title>
        <chart:legend chart:legend-position="end" svg:x="14.707cm" svg:y="4.433cm" style:legend-expansion="high" chart:style-name="ch3"/>
        <chart:plot-area chart:style-name="ch4" table:cell-range-address="Zapominanie.C26:Zapominanie.G26 Zapominanie.C29:Zapominanie.G30" chart:data-source-has-labels="both" svg:x="1.372cm" svg:y="1.816cm" svg:width="12.974cm" svg:height="6.966cm">
          <chartooo:coordinate-region svg:x="2.179cm" svg:y="2.015cm" svg:width="11.928cm" svg:height="6.12cm"/>
          <chart:axis chart:dimension="x" chart:name="primary-x" chart:style-name="ch5" chartooo:axis-type="auto">
            <chartooo:date-scale/>
            <chart:title svg:x="6.201cm" svg:y="8.981cm" chart:style-name="ch6">
              <text:p>Współczynnik uczenia</text:p>
            </chart:title>
            <chart:categories table:cell-range-address="Zapominanie.C26:Zapominanie.G26"/>
          </chart:axis>
          <chart:axis chart:dimension="y" chart:name="primary-y" chart:style-name="ch5">
            <chart:title svg:x="0.451cm" svg:y="6.084cm" chart:style-name="ch7">
              <text:p>Ilość epok</text:p>
            </chart:title>
            <chart:grid chart:style-name="ch8" chart:class="major"/>
          </chart:axis>
          <chart:series chart:style-name="ch9" chart:values-cell-range-address="Zapominanie.C29:Zapominanie.G29" loext:label-string="jedna_trzecia" chart:class="chart:line">
            <chart:data-point chart:repeated="5"/>
          </chart:series>
          <chart:series chart:style-name="ch10" chart:values-cell-range-address="Zapominanie.C30:Zapominanie.G30" loext:label-string="jedna_szósta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dna_trzecia</text:p>
              </table:table-cell>
              <table:table-cell office:value-type="string">
                <text:p>jedna_szósta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Zapominanie.C26:Zapominanie.G26</svg:desc>
                </draw:g>
              </table:table-cell>
              <table:table-cell office:value-type="float" office:value="208">
                <text:p>208</text:p>
                <draw:g>
                  <svg:desc>Zapominanie.C29:Zapominanie.G29</svg:desc>
                </draw:g>
              </table:table-cell>
              <table:table-cell office:value-type="float" office:value="171">
                <text:p>171</text:p>
                <draw:g>
                  <svg:desc>Zapominanie.C30:Zapominanie.G30</svg:desc>
                </draw:g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196">
                <text:p>1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48">
                <text:p>1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26cm" svg:height="9.88cm" xlink:href=".." xlink:type="simple" chart:class="chart:line" chart:style-name="ch1">
        <chart:title svg:x="1cm" svg:y="0.333cm" chart:style-name="ch2">
          <text:p>Maksymalny % poprawności testowania w zależności od współczynnika uczenia </text:p>
        </chart:title>
        <chart:plot-area chart:style-name="ch3" table:cell-range-address="'Bez zapominania'.C26:'Bez zapominania'.G26 'Bez zapominania'.C29:'Bez zapominania'.G29" chart:data-source-has-labels="row" svg:x="1.375cm" svg:y="1.309cm" svg:width="16.487cm" svg:height="7.393cm">
          <chartooo:coordinate-region svg:x="2.79cm" svg:y="1.509cm" svg:width="14.647cm" svg:height="6.546cm"/>
          <chart:axis chart:dimension="x" chart:name="primary-x" chart:style-name="ch4" chartooo:axis-type="auto">
            <chartooo:date-scale/>
            <chart:title svg:x="7.96cm" svg:y="8.899cm" chart:style-name="ch5">
              <text:p>Współczynnik uczenia</text:p>
            </chart:title>
            <chart:categories table:cell-range-address="'Bez zapominania'.C26:'Bez zapominania'.G26"/>
          </chart:axis>
          <chart:axis chart:dimension="y" chart:name="primary-y" chart:style-name="ch6">
            <chart:title svg:x="0.451cm" svg:y="7.113cm" chart:style-name="ch7">
              <text:p>Maksymalny % poprawności</text:p>
            </chart:title>
            <chart:grid chart:style-name="ch8" chart:class="major"/>
          </chart:axis>
          <chart:series chart:style-name="ch9" chart:values-cell-range-address="'Bez zapominania'.C29:'Bez zapominania'.G2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'Bez zapominania'.C26:'Bez zapominania'.G26</svg:desc>
                </draw:g>
              </table:table-cell>
              <table:table-cell office:value-type="float" office:value="0.0055">
                <text:p>0.0055</text:p>
              </table:table-cell>
              <table:table-cell office:value-type="float" office:value="0.01">
                <text:p>0.01</text:p>
              </table:table-cell>
              <table:table-cell office:value-type="float" office:value="0.055">
                <text:p>0.05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iersz 2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Bez zapominania'.C29:'Bez zapominania'.G2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09cm" svg:height="9.615cm" xlink:href=".." xlink:type="simple" chart:class="chart:line" chart:style-name="ch1">
        <chart:title svg:x="1.292cm" svg:y="0.328cm" chart:style-name="ch2">
          <text:p>Minimalny % poprawności testowania w zależności od współczynnika uczenia </text:p>
        </chart:title>
        <chart:plot-area chart:style-name="ch3" table:cell-range-address="'Bez zapominania'.C26:'Bez zapominania'.G26 'Bez zapominania'.C30:'Bez zapominania'.G30" chart:data-source-has-labels="row" svg:x="1.377cm" svg:y="1.299cm" svg:width="16.566cm" svg:height="7.143cm">
          <chartooo:coordinate-region svg:x="2.792cm" svg:y="1.499cm" svg:width="14.912cm" svg:height="6.296cm"/>
          <chart:axis chart:dimension="x" chart:name="primary-x" chart:style-name="ch4" chartooo:axis-type="auto">
            <chartooo:date-scale/>
            <chart:title svg:x="8.002cm" svg:y="8.634cm" chart:style-name="ch5">
              <text:p>Współczynnik uczenia</text:p>
            </chart:title>
            <chart:categories table:cell-range-address="'Bez zapominania'.C26:'Bez zapominania'.G26"/>
          </chart:axis>
          <chart:axis chart:dimension="y" chart:name="primary-y" chart:style-name="ch6">
            <chart:title svg:x="0.451cm" svg:y="6.819cm" chart:style-name="ch7">
              <text:p>Minimalny % poprawności</text:p>
            </chart:title>
            <chart:grid chart:style-name="ch8" chart:class="major"/>
          </chart:axis>
          <chart:series chart:style-name="ch9" chart:values-cell-range-address="'Bez zapominania'.C30:'Bez zapominania'.G3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'Bez zapominania'.C26:'Bez zapominania'.G26</svg:desc>
                </draw:g>
              </table:table-cell>
              <table:table-cell office:value-type="float" office:value="0.0055">
                <text:p>0.0055</text:p>
              </table:table-cell>
              <table:table-cell office:value-type="float" office:value="0.01">
                <text:p>0.01</text:p>
              </table:table-cell>
              <table:table-cell office:value-type="float" office:value="0.055">
                <text:p>0.05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iersz 30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'Bez zapominania'.C30:'Bez zapominania'.G30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64cm" svg:height="9.669cm" xlink:href=".." xlink:type="simple" chart:class="chart:line" chart:style-name="ch1">
        <chart:title svg:x="1.69cm" svg:y="0.329cm" chart:style-name="ch2">
          <text:p>Średni % poprawności testowania w zależności od współczynnika uczenia </text:p>
        </chart:title>
        <chart:plot-area chart:style-name="ch3" table:cell-range-address="'Bez zapominania'.C26:'Bez zapominania'.G26 'Bez zapominania'.C32:'Bez zapominania'.G32" chart:data-source-has-labels="row" svg:x="1.378cm" svg:y="1.301cm" svg:width="16.619cm" svg:height="7.194cm">
          <chartooo:coordinate-region svg:x="2.793cm" svg:y="1.5cm" svg:width="14.964cm" svg:height="6.348cm"/>
          <chart:axis chart:dimension="x" chart:name="primary-x" chart:style-name="ch4" chartooo:axis-type="auto">
            <chartooo:date-scale/>
            <chart:title svg:x="8.029cm" svg:y="8.688cm" chart:style-name="ch5">
              <text:p>Współczynnik uczenia</text:p>
            </chart:title>
            <chart:categories table:cell-range-address="'Bez zapominania'.C26:'Bez zapominania'.G26"/>
          </chart:axis>
          <chart:axis chart:dimension="y" chart:name="primary-y" chart:style-name="ch6">
            <chart:title svg:x="0.451cm" svg:y="6.582cm" chart:style-name="ch7">
              <text:p>Średni % poprawności</text:p>
            </chart:title>
            <chart:grid chart:style-name="ch8" chart:class="major"/>
          </chart:axis>
          <chart:series chart:style-name="ch9" chart:values-cell-range-address="'Bez zapominania'.C32:'Bez zapominania'.G3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'Bez zapominania'.C26:'Bez zapominania'.G26</svg:desc>
                </draw:g>
              </table:table-cell>
              <table:table-cell office:value-type="float" office:value="0.0055">
                <text:p>0.0055</text:p>
              </table:table-cell>
              <table:table-cell office:value-type="float" office:value="0.01">
                <text:p>0.01</text:p>
              </table:table-cell>
              <table:table-cell office:value-type="float" office:value="0.055">
                <text:p>0.05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iersz 32</text:p>
                <draw:g>
                  <svg:desc/>
                </draw:g>
              </table:table-cell>
              <table:table-cell office:value-type="float" office:value="0.5751">
                <text:p>0.5751</text:p>
                <draw:g>
                  <svg:desc>'Bez zapominania'.C32:'Bez zapominania'.G32</svg:desc>
                </draw:g>
              </table:table-cell>
              <table:table-cell office:value-type="float" office:value="0.57555">
                <text:p>0.57555</text:p>
              </table:table-cell>
              <table:table-cell office:value-type="float" office:value="0.626">
                <text:p>0.626</text:p>
              </table:table-cell>
              <table:table-cell office:value-type="float" office:value="0.4805">
                <text:p>0.4805</text:p>
              </table:table-cell>
              <table:table-cell office:value-type="float" office:value="0.485">
                <text:p>0.4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43cm" svg:height="9.961cm" xlink:href=".." xlink:type="simple" chart:class="chart:line" chart:style-name="ch1">
        <chart:title svg:x="2.188cm" svg:y="0.334cm" chart:style-name="ch2">
          <text:p>Minimalna ilość epok potrzebna do nauczenia się sieci w zależności 
od współczynnika uczenia oraz współczynnika zapominania</text:p>
        </chart:title>
        <chart:legend chart:legend-position="end" svg:x="14.762cm" svg:y="4.432cm" style:legend-expansion="high" chart:style-name="ch3"/>
        <chart:plot-area chart:style-name="ch4" table:cell-range-address="Zapominanie.C26:Zapominanie.G26 Zapominanie.C31:Zapominanie.G32" chart:data-source-has-labels="both" svg:x="1.373cm" svg:y="1.816cm" svg:width="13.027cm" svg:height="6.965cm">
          <chartooo:coordinate-region svg:x="1.994cm" svg:y="2.015cm" svg:width="12.166cm" svg:height="6.119cm"/>
          <chart:axis chart:dimension="x" chart:name="primary-x" chart:style-name="ch5" chartooo:axis-type="auto">
            <chartooo:date-scale/>
            <chart:title svg:x="6.228cm" svg:y="8.98cm" chart:style-name="ch6">
              <text:p>Współczynnik uczenia</text:p>
            </chart:title>
            <chart:categories table:cell-range-address="Zapominanie.C26:Zapominanie.G26"/>
          </chart:axis>
          <chart:axis chart:dimension="y" chart:name="primary-y" chart:style-name="ch5">
            <chart:title svg:x="0.451cm" svg:y="6.083cm" chart:style-name="ch7">
              <text:p>Ilość epok</text:p>
            </chart:title>
            <chart:grid chart:style-name="ch8" chart:class="major"/>
          </chart:axis>
          <chart:series chart:style-name="ch9" chart:values-cell-range-address="Zapominanie.C31:Zapominanie.G31" loext:label-string="jedna_trzecia" chart:class="chart:line">
            <chart:data-point chart:repeated="5"/>
          </chart:series>
          <chart:series chart:style-name="ch10" chart:values-cell-range-address="Zapominanie.C32:Zapominanie.G32" loext:label-string="jedna_szósta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dna_trzecia</text:p>
              </table:table-cell>
              <table:table-cell office:value-type="string">
                <text:p>jedna_szósta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Zapominanie.C26:Zapominanie.G26</svg:desc>
                </draw:g>
              </table:table-cell>
              <table:table-cell office:value-type="float" office:value="58">
                <text:p>58</text:p>
                <draw:g>
                  <svg:desc>Zapominanie.C31:Zapominanie.G31</svg:desc>
                </draw:g>
              </table:table-cell>
              <table:table-cell office:value-type="float" office:value="27">
                <text:p>27</text:p>
                <draw:g>
                  <svg:desc>Zapominanie.C32:Zapominanie.G32</svg:desc>
                </draw:g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27cm" svg:height="9.96cm" xlink:href=".." xlink:type="simple" chart:class="chart:line" chart:style-name="ch1">
        <chart:title svg:x="2.481cm" svg:y="0.334cm" chart:style-name="ch2">
          <text:p>Średnia ilość epok potrzebna do nauczenia się sieci w zależności 
od współczynnika uczenia oraz współczynnika zapominania</text:p>
        </chart:title>
        <chart:legend chart:legend-position="end" svg:x="14.846cm" svg:y="4.432cm" style:legend-expansion="high" chart:style-name="ch3"/>
        <chart:plot-area chart:style-name="ch4" table:cell-range-address="Zapominanie.C26:Zapominanie.G26 Zapominanie.C37:Zapominanie.G38" chart:data-source-has-labels="both" svg:x="1.375cm" svg:y="1.816cm" svg:width="13.107cm" svg:height="6.964cm">
          <chartooo:coordinate-region svg:x="1.996cm" svg:y="2.015cm" svg:width="12.06cm" svg:height="6.118cm"/>
          <chart:axis chart:dimension="x" chart:name="primary-x" chart:style-name="ch5" chartooo:axis-type="auto">
            <chartooo:date-scale/>
            <chart:title svg:x="6.27cm" svg:y="8.979cm" chart:style-name="ch6">
              <text:p>Współczynnik uczenia</text:p>
            </chart:title>
            <chart:categories table:cell-range-address="Zapominanie.C26:Zapominanie.G26"/>
          </chart:axis>
          <chart:axis chart:dimension="y" chart:name="primary-y" chart:style-name="ch5">
            <chart:title svg:x="0.451cm" svg:y="6.083cm" chart:style-name="ch7">
              <text:p>Ilośc epok</text:p>
            </chart:title>
            <chart:grid chart:style-name="ch8" chart:class="major"/>
          </chart:axis>
          <chart:series chart:style-name="ch9" chart:values-cell-range-address="Zapominanie.C37:Zapominanie.G37" loext:label-string="jedna_trzecia" chart:class="chart:line">
            <chart:data-point chart:repeated="5"/>
          </chart:series>
          <chart:series chart:style-name="ch10" chart:values-cell-range-address="Zapominanie.C38:Zapominanie.G38" loext:label-string="jedna_szósta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dna_trzecia</text:p>
              </table:table-cell>
              <table:table-cell office:value-type="string">
                <text:p>jedna_szósta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Zapominanie.C26:Zapominanie.G26</svg:desc>
                </draw:g>
              </table:table-cell>
              <table:table-cell office:value-type="float" office:value="115.8">
                <text:p>115.8</text:p>
                <draw:g>
                  <svg:desc>Zapominanie.C37:Zapominanie.G37</svg:desc>
                </draw:g>
              </table:table-cell>
              <table:table-cell office:value-type="float" office:value="105.8">
                <text:p>105.8</text:p>
                <draw:g>
                  <svg:desc>Zapominanie.C38:Zapominanie.G38</svg:desc>
                </draw:g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79.4">
                <text:p>79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8.2">
                <text:p>78.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5">
                <text:p>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8">
                <text:p>4.8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16cm" svg:height="9.855cm" xlink:href=".." xlink:type="simple" chart:class="chart:line" chart:style-name="ch1">
        <chart:title svg:x="1.844cm" svg:y="0.332cm" chart:style-name="ch2">
          <text:p>Maksymalny % poprawności testowania w zależności od współczynnika
uczenia i współczynnika zapominania</text:p>
        </chart:title>
        <chart:legend chart:legend-position="end" svg:x="14.735cm" svg:y="4.379cm" style:legend-expansion="high" chart:style-name="ch3"/>
        <chart:plot-area chart:style-name="ch4" table:cell-range-address="Zapominanie.C26:Zapominanie.G26 Zapominanie.C33:Zapominanie.G34" chart:data-source-has-labels="both" svg:x="1.373cm" svg:y="1.812cm" svg:width="13cm" svg:height="6.865cm">
          <chartooo:coordinate-region svg:x="2.788cm" svg:y="2.012cm" svg:width="11.16cm" svg:height="6.018cm"/>
          <chart:axis chart:dimension="x" chart:name="primary-x" chart:style-name="ch5" chartooo:axis-type="auto">
            <chartooo:date-scale/>
            <chart:title svg:x="6.215cm" svg:y="8.874cm" chart:style-name="ch6">
              <text:p>Współczynnik uczenia</text:p>
            </chart:title>
            <chart:categories table:cell-range-address="Zapominanie.C26:Zapominanie.G26"/>
          </chart:axis>
          <chart:axis chart:dimension="y" chart:name="primary-y" chart:style-name="ch7">
            <chart:title svg:x="0.451cm" svg:y="7.391cm" chart:style-name="ch8">
              <text:p>Maksymalny %j poprawności</text:p>
            </chart:title>
            <chart:grid chart:style-name="ch9" chart:class="major"/>
          </chart:axis>
          <chart:series chart:style-name="ch10" chart:values-cell-range-address="Zapominanie.C33:Zapominanie.G33" loext:label-string="jedna_trzecia" chart:class="chart:line">
            <chart:data-point chart:repeated="5"/>
          </chart:series>
          <chart:series chart:style-name="ch11" chart:values-cell-range-address="Zapominanie.C34:Zapominanie.G34" loext:label-string="jedna_szósta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dna_trzecia</text:p>
              </table:table-cell>
              <table:table-cell office:value-type="string">
                <text:p>jedna_szósta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Zapominanie.C26:Zapominanie.G26</svg:desc>
                </draw:g>
              </table:table-cell>
              <table:table-cell office:value-type="float" office:value="0.75">
                <text:p>0.75</text:p>
                <draw:g>
                  <svg:desc>Zapominanie.C33:Zapominanie.G33</svg:desc>
                </draw:g>
              </table:table-cell>
              <table:table-cell office:value-type="float" office:value="1">
                <text:p>1</text:p>
                <draw:g>
                  <svg:desc>Zapominanie.C34:Zapominanie.G34</svg:desc>
                </draw:g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89cm" svg:height="9.802cm" xlink:href=".." xlink:type="simple" chart:class="chart:line" chart:style-name="ch1">
        <chart:title svg:x="2.015cm" svg:y="0.331cm" chart:style-name="ch2">
          <text:p>Minimalny % poprawności testowania w zależności od współczynnika 
uczenia i współczynnika zapominania</text:p>
        </chart:title>
        <chart:legend chart:legend-position="end" svg:x="14.708cm" svg:y="4.353cm" style:legend-expansion="high" chart:style-name="ch3"/>
        <chart:plot-area chart:style-name="ch4" table:cell-range-address="Zapominanie.C26:Zapominanie.G26 Zapominanie.C35:Zapominanie.G36" chart:data-source-has-labels="both" svg:x="1.372cm" svg:y="1.81cm" svg:width="12.975cm" svg:height="6.815cm">
          <chartooo:coordinate-region svg:x="2.787cm" svg:y="2.009cm" svg:width="11.32cm" svg:height="5.969cm"/>
          <chart:axis chart:dimension="x" chart:name="primary-x" chart:style-name="ch5" chartooo:axis-type="auto">
            <chartooo:date-scale/>
            <chart:title svg:x="6.201cm" svg:y="8.821cm" chart:style-name="ch6">
              <text:p>Współczynnik uczenia</text:p>
            </chart:title>
            <chart:categories table:cell-range-address="Zapominanie.C26:Zapominanie.G26"/>
          </chart:axis>
          <chart:axis chart:dimension="y" chart:name="primary-y" chart:style-name="ch7">
            <chart:title svg:x="0.451cm" svg:y="7.166cm" chart:style-name="ch8">
              <text:p>Minimalny % poprawności</text:p>
            </chart:title>
            <chart:grid chart:style-name="ch9" chart:class="major"/>
          </chart:axis>
          <chart:series chart:style-name="ch10" chart:values-cell-range-address="Zapominanie.C35:Zapominanie.G35" loext:label-string="jedna_trzecia" chart:class="chart:line">
            <chart:data-point chart:repeated="5"/>
          </chart:series>
          <chart:series chart:style-name="ch11" chart:values-cell-range-address="Zapominanie.C36:Zapominanie.G36" loext:label-string="jedna_szósta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dna_trzecia</text:p>
              </table:table-cell>
              <table:table-cell office:value-type="string">
                <text:p>jedna_szósta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Zapominanie.C26:Zapominanie.G26</svg:desc>
                </draw:g>
              </table:table-cell>
              <table:table-cell office:value-type="float" office:value="0.25">
                <text:p>0.25</text:p>
                <draw:g>
                  <svg:desc>Zapominanie.C35:Zapominanie.G35</svg:desc>
                </draw:g>
              </table:table-cell>
              <table:table-cell office:value-type="float" office:value="0.001">
                <text:p>0.001</text:p>
                <draw:g>
                  <svg:desc>Zapominanie.C36:Zapominanie.G36</svg:desc>
                </draw:g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9cm" svg:height="9.882cm" xlink:href=".." xlink:type="simple" chart:class="chart:line" chart:style-name="ch1">
        <chart:title svg:x="2.387cm" svg:y="0.332cm" chart:style-name="ch2">
          <text:p>Średni % poprawności testowania w zależności od współczynnika 
uczenia i współczynnika zapominania</text:p>
        </chart:title>
        <chart:legend chart:legend-position="end" svg:x="14.709cm" svg:y="4.393cm" style:legend-expansion="high" chart:style-name="ch3"/>
        <chart:plot-area chart:style-name="ch4" table:cell-range-address="Zapominanie.C26:Zapominanie.G26 Zapominanie.C39:Zapominanie.G40" chart:data-source-has-labels="both" svg:x="1.372cm" svg:y="1.812cm" svg:width="12.976cm" svg:height="6.892cm">
          <chartooo:coordinate-region svg:x="2.787cm" svg:y="2.011cm" svg:width="11.322cm" svg:height="6.046cm"/>
          <chart:axis chart:dimension="x" chart:name="primary-x" chart:style-name="ch5" chartooo:axis-type="auto">
            <chartooo:date-scale/>
            <chart:title svg:x="6.202cm" svg:y="8.901cm" chart:style-name="ch6">
              <text:p>Współczynnik uczenia</text:p>
            </chart:title>
            <chart:categories table:cell-range-address="Zapominanie.C26:Zapominanie.G26"/>
          </chart:axis>
          <chart:axis chart:dimension="y" chart:name="primary-y" chart:style-name="ch7">
            <chart:title svg:x="0.451cm" svg:y="6.942cm" chart:style-name="ch8">
              <text:p>Średni % poprawności</text:p>
            </chart:title>
            <chart:grid chart:style-name="ch9" chart:class="major"/>
          </chart:axis>
          <chart:series chart:style-name="ch10" chart:values-cell-range-address="Zapominanie.C39:Zapominanie.G39" loext:label-string="jedna_trzecia" chart:class="chart:line">
            <chart:data-point chart:repeated="5"/>
          </chart:series>
          <chart:series chart:style-name="ch11" chart:values-cell-range-address="Zapominanie.C40:Zapominanie.G40" loext:label-string="jedna_szósta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dna_trzecia</text:p>
              </table:table-cell>
              <table:table-cell office:value-type="string">
                <text:p>jedna_szósta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Zapominanie.C26:Zapominanie.G26</svg:desc>
                </draw:g>
              </table:table-cell>
              <table:table-cell office:value-type="float" office:value="0.5">
                <text:p>0.5</text:p>
                <draw:g>
                  <svg:desc>Zapominanie.C39:Zapominanie.G39</svg:desc>
                </draw:g>
              </table:table-cell>
              <table:table-cell office:value-type="float" office:value="0.6">
                <text:p>0.6</text:p>
                <draw:g>
                  <svg:desc>Zapominanie.C40:Zapominanie.G40</svg:desc>
                </draw:g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675">
                <text:p>0.6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5">
                <text:p>0.55</text:p>
              </table:table-cell>
              <table:table-cell office:value-type="float" office:value="0.575">
                <text:p>0.5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55cm" svg:height="9.932cm" xlink:href=".." xlink:type="simple" chart:class="chart:line" chart:style-name="ch1">
        <chart:title svg:x="3.292cm" svg:y="0.333cm" chart:style-name="ch2">
          <text:p>Maksymalna ilość epok potrzebna do nauczenia się sieci 
w zależności od współczynnika uczenia</text:p>
        </chart:title>
        <chart:plot-area chart:style-name="ch3" table:cell-range-address="'Bez zapominania'.C26:'Bez zapominania'.G27" chart:data-source-has-labels="row" svg:x="1.374cm" svg:y="1.814cm" svg:width="16.418cm" svg:height="6.939cm">
          <chartooo:coordinate-region svg:x="2.181cm" svg:y="2.014cm" svg:width="15.371cm" svg:height="6.092cm"/>
          <chart:axis chart:dimension="x" chart:name="primary-x" chart:style-name="ch4" chartooo:axis-type="auto">
            <chartooo:date-scale/>
            <chart:title svg:x="7.925cm" svg:y="8.951cm" chart:style-name="ch5">
              <text:p>Współczynnik uczenia</text:p>
            </chart:title>
            <chart:categories table:cell-range-address="'Bez zapominania'.C26:'Bez zapominania'.G26"/>
          </chart:axis>
          <chart:axis chart:dimension="y" chart:name="primary-y" chart:style-name="ch4">
            <chart:title svg:x="0.451cm" svg:y="6.068cm" chart:style-name="ch6">
              <text:p>Ilość epok</text:p>
            </chart:title>
            <chart:grid chart:style-name="ch7" chart:class="major"/>
          </chart:axis>
          <chart:series chart:style-name="ch8" chart:values-cell-range-address="'Bez zapominania'.C27:'Bez zapominania'.G2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'Bez zapominania'.C26:'Bez zapominania'.G26</svg:desc>
                </draw:g>
              </table:table-cell>
              <table:table-cell office:value-type="float" office:value="0.0055">
                <text:p>0.0055</text:p>
              </table:table-cell>
              <table:table-cell office:value-type="float" office:value="0.01">
                <text:p>0.01</text:p>
              </table:table-cell>
              <table:table-cell office:value-type="float" office:value="0.055">
                <text:p>0.05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iersz 27</text:p>
                <draw:g>
                  <svg:desc/>
                </draw:g>
              </table:table-cell>
              <table:table-cell office:value-type="float" office:value="215">
                <text:p>215</text:p>
                <draw:g>
                  <svg:desc>'Bez zapominania'.C27:'Bez zapominania'.G27</svg:desc>
                </draw:g>
              </table:table-cell>
              <table:table-cell office:value-type="float" office:value="262">
                <text:p>262</text:p>
              </table:table-cell>
              <table:table-cell office:value-type="float" office:value="147">
                <text:p>147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71cm" svg:height="9.853cm" xlink:href=".." xlink:type="simple" chart:class="chart:line" chart:style-name="ch1">
        <chart:title svg:x="3.551cm" svg:y="0.332cm" chart:style-name="ch2">
          <text:p>Minimalna ilość epok potrzebna do nauczenia się sieci 
w zależności od współczynnika uczenia</text:p>
        </chart:title>
        <chart:plot-area chart:style-name="ch3" table:cell-range-address="'Bez zapominania'.C26:'Bez zapominania'.G26 'Bez zapominania'.C28:'Bez zapominania'.G28" chart:data-source-has-labels="row" svg:x="1.374cm" svg:y="1.812cm" svg:width="16.434cm" svg:height="6.863cm">
          <chartooo:coordinate-region svg:x="2.101cm" svg:y="2.011cm" svg:width="15.467cm" svg:height="6.017cm"/>
          <chart:axis chart:dimension="x" chart:name="primary-x" chart:style-name="ch4" chartooo:axis-type="auto">
            <chartooo:date-scale/>
            <chart:title svg:x="7.933cm" svg:y="8.872cm" chart:style-name="ch5">
              <text:p>Współczynnik uczenia</text:p>
            </chart:title>
            <chart:categories table:cell-range-address="'Bez zapominania'.C26:'Bez zapominania'.G26"/>
          </chart:axis>
          <chart:axis chart:dimension="y" chart:name="primary-y" chart:style-name="ch4">
            <chart:title svg:x="0.451cm" svg:y="6.028cm" chart:style-name="ch6">
              <text:p>Ilość epok</text:p>
            </chart:title>
            <chart:grid chart:style-name="ch7" chart:class="major"/>
          </chart:axis>
          <chart:series chart:style-name="ch8" chart:values-cell-range-address="'Bez zapominania'.C28:'Bez zapominania'.G2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'Bez zapominania'.C26:'Bez zapominania'.G26</svg:desc>
                </draw:g>
              </table:table-cell>
              <table:table-cell office:value-type="float" office:value="0.0055">
                <text:p>0.0055</text:p>
              </table:table-cell>
              <table:table-cell office:value-type="float" office:value="0.01">
                <text:p>0.01</text:p>
              </table:table-cell>
              <table:table-cell office:value-type="float" office:value="0.055">
                <text:p>0.05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iersz 28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Bez zapominania'.C28:'Bez zapominania'.G2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73cm" svg:height="9.828cm" xlink:href=".." xlink:type="simple" chart:class="chart:line" chart:style-name="ch1">
        <chart:title svg:x="3.579cm" svg:y="0.331cm" chart:style-name="ch2">
          <text:p>Średnia ilość epok potrzebna do nauczenia się sieci w 
zależności od współczynnika uczenia</text:p>
        </chart:title>
        <chart:plot-area chart:style-name="ch3" table:cell-range-address="'Bez zapominania'.C26:'Bez zapominania'.G26 'Bez zapominania'.C31:'Bez zapominania'.G31" chart:data-source-has-labels="row" svg:x="1.374cm" svg:y="1.81cm" svg:width="16.436cm" svg:height="6.841cm">
          <chartooo:coordinate-region svg:x="1.995cm" svg:y="2.009cm" svg:width="15.39cm" svg:height="5.995cm"/>
          <chart:axis chart:dimension="x" chart:name="primary-x" chart:style-name="ch4" chartooo:axis-type="auto">
            <chartooo:date-scale/>
            <chart:title svg:x="7.934cm" svg:y="8.847cm" chart:style-name="ch5">
              <text:p>Współczynnik uczenia</text:p>
            </chart:title>
            <chart:categories table:cell-range-address="'Bez zapominania'.C26:'Bez zapominania'.G26"/>
          </chart:axis>
          <chart:axis chart:dimension="y" chart:name="primary-y" chart:style-name="ch4">
            <chart:title svg:x="0.451cm" svg:y="6.015cm" chart:style-name="ch6">
              <text:p>Ilość epok</text:p>
            </chart:title>
            <chart:grid chart:style-name="ch7" chart:class="major"/>
          </chart:axis>
          <chart:series chart:style-name="ch8" chart:values-cell-range-address="'Bez zapominania'.C31:'Bez zapominania'.G3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'Bez zapominania'.C26:'Bez zapominania'.G26</svg:desc>
                </draw:g>
              </table:table-cell>
              <table:table-cell office:value-type="float" office:value="0.0055">
                <text:p>0.0055</text:p>
              </table:table-cell>
              <table:table-cell office:value-type="float" office:value="0.01">
                <text:p>0.01</text:p>
              </table:table-cell>
              <table:table-cell office:value-type="float" office:value="0.055">
                <text:p>0.05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iersz 31</text:p>
                <draw:g>
                  <svg:desc/>
                </draw:g>
              </table:table-cell>
              <table:table-cell office:value-type="float" office:value="97.7">
                <text:p>97.7</text:p>
                <draw:g>
                  <svg:desc>'Bez zapominania'.C31:'Bez zapominania'.G31</svg:desc>
                </draw:g>
              </table:table-cell>
              <table:table-cell office:value-type="float" office:value="90.2">
                <text:p>90.2</text:p>
              </table:table-cell>
              <table:table-cell office:value-type="float" office:value="24.5">
                <text:p>24.5</text:p>
              </table:table-cell>
              <table:table-cell office:value-type="float" office:value="9.2">
                <text:p>9.2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